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0fb4" officeooo:paragraph-rsid="001f0fb4"/>
    </style:style>
    <style:style style:name="P2" style:family="paragraph" style:parent-style-name="Standard">
      <style:text-properties officeooo:rsid="001f0fb4" officeooo:paragraph-rsid="00212fd1"/>
    </style:style>
    <style:style style:name="P3" style:family="paragraph" style:parent-style-name="Standard">
      <style:text-properties officeooo:rsid="0021d13c" officeooo:paragraph-rsid="0021d13c"/>
    </style:style>
    <style:style style:name="T1" style:family="text">
      <style:text-properties officeooo:rsid="002090f1"/>
    </style:style>
    <style:style style:name="T2" style:family="text">
      <style:text-properties officeooo:rsid="00212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BENARD Valentin</text:span></text:p>
      <text:p text:style-name="P1"><text:a xlink:type="simple" xlink:href="https://github.com/ValBenard/fromage" text:style-name="Internet_20_link" text:visited-style-name="Visited_20_Internet_20_Link"/></text:p>
      <text:p text:style-name="P1"><text:a xlink:type="simple" xlink:href="https://github.com/ValBenard/fromage" text:style-name="Internet_20_link" text:visited-style-name="Visited_20_Internet_20_Link">https://github.com/ValBenard/fromage</text:a></text:p>
      <text:p text:style-name="P1"/>
      <text:p text:style-name="P1">Modification des paramètres de connexion à la DB</text:p>
      <text:p text:style-name="P1">Adaptation du code à la DB pour les colonnes « genre,username,mdp,typec » dans la méthode d’ajout.</text:p>
      <text:p text:style-name="P1">Mise en forme de la <text:span text:style-name="T1">table qui affiche les employés.</text:span></text:p>
      <text:p text:style-name="P3">Modification de la redirection de edit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0:30:02.139784057</meta:creation-date>
    <dc:date>2018-10-01T11:56:54.041734731</dc:date>
    <meta:editing-duration>PT1H6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3" meta:character-count="290" meta:non-whitespace-character-count="253"/>
  </office:meta>
</office:document-meta>
</file>